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3">ST-2304</text:span></text:a><text:a xlink:type="simple" xlink:href="javascript:ST(7438,7439)" text:style-name="Internet_20_link" text:visited-style-name="Visited_20_Internet_20_Link"><text:span text:style-name="T1">:EXP_MOV_MAT_RF17/18/19_0</text:span></text:a><text:span text:style-name="T2">2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1:49:48.765000000</dc:date>
    <meta:editing-duration>PT7M56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4" meta:non-whitespace-character-count="33"/>
  </office:meta>
</office:document-meta>
</file>